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0E0000010EE04EBF89C50983F5.jpg" manifest:media-type="image/jpeg"/>
  <manifest:file-entry manifest:full-path="Pictures/10001ACF000008FF00000B35C63490F8A4AB57F9.svg" manifest:media-type="image/svg+xml"/>
  <manifest:file-entry manifest:full-path="Pictures/1000000000000020000000204B249CA79A42C6D7.png" manifest:media-type="image/png"/>
  <manifest:file-entry manifest:full-path="Pictures/10000000000004D9000000BF17DDBD5EF0EE5F0A.png" manifest:media-type="image/png"/>
  <manifest:file-entry manifest:full-path="Pictures/10000201000000570000006C086950E06686CAD0.png" manifest:media-type="image/png"/>
  <manifest:file-entry manifest:full-path="Pictures/10000200000001FF0000012A3A07A74870C833A1.gif" manifest:media-type="image/gif"/>
  <manifest:file-entry manifest:full-path="Pictures/10000201000003C90000011B0A20478C1BC2ED93.png" manifest:media-type="image/png"/>
  <manifest:file-entry manifest:full-path="Pictures/1000000000000140000000786709C1D4AABBDA0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family-generic="swiss"/>
    <style:font-face style:name="Noto Mono" svg:font-family="'Noto Mono'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min-height="4.06cm" fo:min-width="25.38cm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5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1.38cm" fo:min-width="22.92cm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>
      <style:graphic-properties draw:stroke="none" draw:fill-color="#aecf00" draw:textarea-horizontal-align="justify" draw:textarea-vertical-align="middle" draw:auto-grow-height="false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1" style:family="graphic" style:parent-style-name="objectwithoutfill">
      <style:graphic-properties svg:stroke-width="0.12cm" svg:stroke-color="#aecf00" draw:marker-start-width="0.39cm" draw:marker-end="Arrow" draw:marker-end-width="0.36cm" draw:fill="none" draw:textarea-vertical-align="middle" fo:padding-top="0.72cm" fo:padding-bottom="0.72cm" fo:padding-left="0.31cm" fo:padding-right="0.31cm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3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image-width="0cm" draw:fill-image-height="0cm"/>
      <style:paragraph-properties fo:text-align="start"/>
    </style:style>
    <style:style style:name="P3" style:family="paragraph">
      <loext:graphic-properties draw:fill="solid" draw:fill-color="#af0228" draw:fill-image-width="0cm" draw:fill-image-height="0cm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solid" draw:fill-color="#ffffff" draw:fill-image-width="0cm" draw:fill-image-height="0cm"/>
      <style:paragraph-properties fo:text-align="end">
        <style:tab-stops/>
      </style:paragraph-properties>
      <style:text-properties fo:color="#000000" style:font-name="DejaVu Sans Condensed2" fo:font-size="20pt" fo:text-shadow="none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e6e6e6" draw:fill-image-width="0cm" draw:fill-image-height="0cm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solid" draw:fill-color="#000000" draw:fill-image-width="0cm" draw:fill-image-height="0cm"/>
      <style:paragraph-properties fo:text-align="center"/>
    </style:style>
    <style:style style:name="P13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top="0cm" fo:margin-bottom="0.21cm" fo:text-align="start"/>
    </style:style>
    <style:style style:name="P1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6" style:family="paragraph">
      <style:paragraph-properties fo:margin-top="0cm" fo:margin-bottom="0.11cm" fo:text-align="start"/>
    </style:style>
    <style:style style:name="P17" style:family="paragraph">
      <loext:graphic-properties draw:fill="solid" draw:fill-color="#4c4c4c" draw:fill-image-width="0cm" draw:fill-image-height="0cm"/>
      <style:paragraph-properties fo:margin-top="0cm" fo:margin-bottom="0.2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loext:graphic-properties draw:fill-color="#0084d1"/>
      <style:paragraph-properties fo:margin-left="0cm" fo:margin-right="0cm" fo:text-align="center" fo:text-indent="0cm"/>
      <style:text-properties fo:color="#ffffff" style:font-name="DejaVu Sans Condensed2" fo:font-size="18pt" fo:text-shadow="none" fo:font-weight="normal" style:font-size-asian="18pt" style:font-weight-asian="normal" style:font-size-complex="18pt" style:font-weight-complex="normal"/>
    </style:style>
    <style:style style:name="P20" style:family="paragraph">
      <style:paragraph-properties fo:margin-left="0.15cm" fo:margin-right="0cm" fo:margin-top="0cm" fo:margin-bottom="0cm" fo:text-align="start" fo:text-indent="0cm">
        <style:tab-stops/>
      </style:paragraph-properties>
    </style:style>
    <style:style style:name="P21" style:family="paragraph">
      <loext:graphic-properties draw:fill="solid" draw:fill-color="#4c4c4c" draw:fill-image-width="0cm" draw:fill-image-height="0cm"/>
      <style:paragraph-properties fo:margin-left="0.15cm" fo:margin-right="0cm" fo:margin-top="0cm" fo:margin-bottom="0cm" fo:text-align="start" fo:text-indent="0cm">
        <style:tab-stops/>
      </style:paragraph-properties>
      <style:text-properties fo:color="#ffffff" style:font-name="DejaVu Sans Mono1" fo:font-size="14pt" fo:text-shadow="none" style:font-size-asian="14pt" style:font-size-complex="14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="solid" draw:fill-color="#4c4c4c" draw:fill-image-width="0cm" draw:fill-image-height="0cm"/>
      <style:paragraph-properties fo:margin-top="0cm" fo:margin-bottom="0.21cm" fo:text-align="start">
        <style:tab-stops/>
      </style:paragraph-properties>
      <style:text-properties fo:color="#ffffff" style:font-name="DejaVu Sans Mono1" fo:font-size="18pt" fo:font-style="normal" fo:text-shadow="none" style:font-size-asian="18pt" style:font-style-asian="normal" style:font-size-complex="18pt" style:font-style-complex="normal"/>
    </style:style>
    <style:style style:name="P24" style:family="paragraph">
      <loext:graphic-properties draw:fill-color="#aecf00"/>
      <style:paragraph-properties fo:text-align="center"/>
    </style:style>
    <style:style style:name="P25" style:family="paragraph">
      <style:paragraph-properties fo:margin-left="0cm" fo:margin-right="0cm" fo:margin-top="0cm" fo:margin-bottom="0.11cm" fo:text-align="start" fo:text-indent="0cm"/>
    </style:style>
    <style:style style:name="P26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21cm" fo:text-align="start" fo:text-indent="0cm">
        <style:tab-stops/>
      </style:paragraph-properties>
      <style:text-properties fo:color="#ffffff" fo:font-size="18pt" fo:text-shadow="none" style:font-size-asian="18pt" style:font-size-complex="18pt"/>
    </style:style>
    <style:style style:name="P27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style:use-window-font-color="true" fo:font-size="16.6000003814697pt" fo:text-shadow="none"/>
    </style:style>
    <style:style style:name="P28" style:family="paragraph">
      <style:paragraph-properties fo:margin-top="0cm" fo:margin-bottom="0.21cm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DejaVu Sans Condensed2" fo:font-size="20pt" fo:text-shadow="none" style:font-size-asian="20pt" style:font-size-complex="20pt"/>
    </style:style>
    <style:style style:name="T5" style:family="text">
      <style:text-properties fo:color="#000000" style:font-name="DejaVu Sans Condensed2" fo:font-size="16pt" fo:text-shadow="none" style:font-size-asian="16pt" style:font-size-complex="16pt"/>
    </style:style>
    <style:style style:name="T6" style:family="text"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28pt" fo:text-shadow="none" style:font-size-asian="28pt" style:font-size-complex="28pt"/>
    </style:style>
    <style:style style:name="T8" style:family="text">
      <style:text-properties fo:color="#000000" fo:font-size="24pt" fo:text-shadow="none" style:font-size-asian="24pt" style:font-size-complex="24pt"/>
    </style:style>
    <style:style style:name="T9" style:family="text">
      <style:text-properties fo:color="#000000" fo:font-size="20pt" fo:text-shadow="none" style:font-size-asian="20pt" style:font-size-complex="20pt"/>
    </style:style>
    <style:style style:name="T10" style:family="text">
      <style:text-properties fo:color="#000000" fo:font-size="18pt" fo:text-shadow="none" style:font-size-asian="18pt" style:font-size-complex="18pt"/>
    </style:style>
    <style:style style:name="T11" style:family="text">
      <style:text-properties fo:color="#ffffff" style:font-name="DejaVu Sans Mono1" fo:font-size="16pt" fo:text-shadow="none" fo:font-weight="normal" style:font-size-asian="16pt" style:font-weight-asian="normal" style:font-size-complex="16pt" style:font-weight-complex="normal"/>
    </style:style>
    <style:style style:name="T12" style:family="text">
      <style:text-properties fo:color="#ffffff" style:font-name="DejaVu Sans Condensed2" fo:font-size="18pt" fo:text-shadow="none" fo:font-weight="normal" style:font-size-asian="18pt" style:font-weight-asian="normal" style:font-size-complex="18pt" style:font-weight-complex="normal"/>
    </style:style>
    <style:style style:name="T13" style:family="text">
      <style:text-properties fo:color="#000000" fo:font-size="24pt" fo:font-style="italic" fo:text-shadow="none" style:font-size-asian="24pt" style:font-style-asian="italic" style:font-size-complex="24pt" style:font-style-complex="italic"/>
    </style:style>
    <style:style style:name="T14" style:family="text">
      <style:text-properties fo:color="#bf1238" style:font-name="DejaVu Sans Mono1" fo:font-size="20pt" fo:text-shadow="none" style:font-size-asian="20pt" style:font-size-complex="20pt"/>
    </style:style>
    <style:style style:name="T15" style:family="text">
      <style:text-properties fo:color="#000000" fo:font-size="20pt" fo:font-style="italic" fo:text-shadow="none" style:font-size-asian="20pt" style:font-style-asian="italic" style:font-size-complex="20pt" style:font-style-complex="italic"/>
    </style:style>
    <style:style style:name="T16" style:family="text">
      <style:text-properties fo:color="#ffffff" style:font-name="DejaVu Sans Mono1" fo:font-size="14pt" fo:text-shadow="none" style:font-size-asian="14pt" style:font-size-complex="14pt"/>
    </style:style>
    <style:style style:name="T17" style:family="text">
      <style:text-properties fo:color="#ffffff" style:font-name="DejaVu Sans Mono" fo:font-size="14pt" fo:text-shadow="none" style:font-name-asian="DejaVu Sans Mono" style:font-size-asian="14pt" style:font-name-complex="DejaVu Sans Mono" style:font-size-complex="14pt"/>
    </style:style>
    <style:style style:name="T18" style:family="text">
      <style:text-properties fo:color="#bf1238" style:font-name="DejaVu Sans Mono1" fo:font-size="24pt" fo:text-shadow="none" style:font-size-asian="24pt" style:font-size-complex="24pt"/>
    </style:style>
    <style:style style:name="T19" style:family="text">
      <style:text-properties fo:color="#000000" style:font-name="DejaVu Sans1" fo:font-size="20pt" fo:text-shadow="none" style:font-name-asian="DejaVu Sans1" style:font-size-asian="20pt" style:font-name-complex="DejaVu Sans1" style:font-size-complex="20pt"/>
    </style:style>
    <style:style style:name="T20" style:family="text">
      <style:text-properties fo:color="#bf1238" fo:font-size="28pt" fo:text-shadow="none" style:font-size-asian="28pt" style:font-size-complex="28pt"/>
    </style:style>
    <style:style style:name="T21" style:family="text">
      <style:text-properties fo:color="#ffffff" style:font-name="DejaVu Sans Mono1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fo:color="#ffffff" style:font-name="DejaVu Sans Mono1" fo:font-style="normal" fo:text-shadow="none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84" style:font-name="DejaVu Sans Mono1" fo:font-style="normal" fo:text-shadow="none" fo:font-weight="normal" style:font-style-asian="normal" style:font-weight-asian="normal" style:font-style-complex="normal" style:font-weight-complex="normal"/>
    </style:style>
    <style:style style:name="T24" style:family="text">
      <style:text-properties fo:color="#aecf00" style:font-name="DejaVu Sans Mono1" fo:font-style="normal" fo:text-shadow="none" fo:font-weight="bold" style:font-style-asian="normal" style:font-weight-asian="bold" style:font-style-complex="normal" style:font-weight-complex="bold"/>
    </style:style>
    <style:style style:name="T25" style:family="text">
      <style:text-properties style:use-window-font-color="true" fo:font-size="28pt" fo:text-shadow="none" style:font-size-asian="28pt" style:font-size-complex="28pt"/>
    </style:style>
    <style:style style:name="T26" style:family="text">
      <style:text-properties style:use-window-font-color="true" fo:font-size="20pt" fo:text-shadow="none" style:font-size-asian="20pt" style:font-size-complex="20pt"/>
    </style:style>
    <style:style style:name="T27" style:family="text">
      <style:text-properties style:use-window-font-color="true" fo:font-size="18pt" fo:text-shadow="none" style:font-size-asian="18pt" style:font-size-complex="18pt"/>
    </style:style>
    <style:style style:name="T28" style:family="text">
      <style:text-properties fo:color="#ffffff" style:font-name="DejaVu Sans Mono1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color="#000000" style:text-position="super 60%" fo:font-size="18pt" fo:text-shadow="none" style:font-size-asian="18pt" style:font-size-complex="18pt"/>
    </style:style>
    <style:style style:name="T30" style:family="text">
      <style:text-properties fo:color="#aecf00" style:font-name="DejaVu Sans Mono1" fo:font-size="16pt" fo:text-shadow="none" fo:font-weight="normal" style:font-size-asian="16pt" style:font-weight-asian="normal" style:font-size-complex="16pt" style:font-weight-complex="normal"/>
    </style:style>
    <style:style style:name="T31" style:family="text">
      <style:text-properties style:use-window-font-color="true" style:font-name="DejaVu Sans2" fo:font-size="24pt" fo:text-shadow="none" style:font-size-asian="24pt" style:font-size-complex="24pt"/>
    </style:style>
    <style:style style:name="T32" style:family="text">
      <style:text-properties style:use-window-font-color="true" style:font-name="DejaVu Sans Mono1" fo:font-size="24pt" fo:text-shadow="none" style:font-size-asian="24pt" style:font-size-complex="24pt"/>
    </style:style>
    <style:style style:name="T33" style:family="text">
      <style:text-properties fo:color="#000000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color="#000000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style:use-window-font-color="true" fo:font-size="24pt" fo:text-shadow="none" style:font-size-asian="24pt" style:font-size-complex="24pt"/>
    </style:style>
    <style:style style:name="T36" style:family="text">
      <style:text-properties fo:color="#c5000b" style:font-name="DejaVu Sans Mono1" fo:font-size="20pt" fo:text-shadow="none" style:font-size-asian="20pt" style:font-size-complex="20pt"/>
    </style:style>
    <style:style style:name="T37" style:family="text">
      <style:text-properties fo:color="#ffffff" style:font-name="DejaVu Sans Mono" fo:font-size="16pt" fo:text-shadow="none" fo:font-weight="normal" style:font-name-asian="DejaVu Sans Mono" style:font-size-asian="16pt" style:font-weight-asian="normal" style:font-name-complex="DejaVu Sans Mono" style:font-size-complex="16pt" style:font-weight-complex="normal"/>
    </style:style>
    <style:style style:name="T38" style:family="text">
      <style:text-properties style:use-window-font-color="true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color="#bf1238" fo:font-style="normal" fo:text-shadow="none" fo:font-weight="normal" style:font-style-asian="normal" style:font-weight-asian="normal" style:font-style-complex="normal" style:font-weight-complex="normal"/>
    </style:style>
    <style:style style:name="T40" style:family="text">
      <style:text-properties style:use-window-font-color="true" fo:font-style="normal" fo:text-shadow="none" fo:font-weight="normal" style:font-style-asian="normal" style:font-weight-asian="normal" style:font-style-complex="normal" style:font-weight-complex="normal"/>
    </style:style>
    <style:style style:name="T41" style:family="text">
      <style:text-properties fo:color="#bf1238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style:use-window-font-color="true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43" style:family="text">
      <style:text-properties fo:color="#dc0023" style:font-name="Noto Mono" fo:font-style="normal" fo:text-shadow="none" fo:font-weight="normal" style:font-style-asian="normal" style:font-weight-asian="normal" style:font-style-complex="normal" style:font-weight-complex="normal"/>
    </style:style>
    <style:style style:name="T44" style:family="text">
      <style:text-properties fo:color="#bf1238" style:font-name="Noto Mono" fo:font-style="normal" fo:text-shadow="none" fo:font-weight="normal" style:font-style-asian="normal" style:font-weight-asian="normal" style:font-style-complex="normal" style:font-weight-complex="normal"/>
    </style:style>
    <style:style style:name="T45" style:family="text">
      <style:text-properties style:use-window-font-color="true" style:font-name="DejaVu Sans2" fo:font-style="normal" fo:text-shadow="none" fo:font-weight="normal" style:font-style-asian="normal" style:font-weight-asian="normal" style:font-style-complex="normal" style:font-weight-complex="normal"/>
    </style:style>
    <style:style style:name="T46" style:family="text">
      <style:text-properties style:use-window-font-color="true" style:font-name="Noto Mono" fo:font-style="normal" fo:text-shadow="none" fo:font-weight="normal" style:font-style-asian="normal" style:font-weight-asian="normal" style:font-style-complex="normal" style:font-weight-complex="normal"/>
    </style:style>
    <style:style style:name="T47" style:family="text">
      <style:text-properties fo:color="#ce181e" style:font-name="Noto Mono" fo:font-style="normal" fo:text-shadow="none" fo:font-weight="normal" style:font-style-asian="normal" style:font-weight-asian="normal" style:font-style-complex="normal" style:font-weight-complex="normal"/>
    </style:style>
    <style:style style:name="T48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49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50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51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52" style:family="text">
      <style:text-properties fo:color="#bf1238" style:font-name="DejaVu Sans Mono1" fo:font-size="20pt" fo:text-shadow="none" fo:font-weight="normal" style:font-size-asian="20pt" style:font-weight-asian="normal" style:font-size-complex="20pt" style:font-weight-complex="normal"/>
    </style:style>
    <style:style style:name="T53" style:family="text">
      <style:text-properties style:use-window-font-color="true" style:font-name="DejaVu Sans Mono1" fo:font-size="20pt" fo:text-shadow="none" fo:font-weight="normal" style:font-size-asian="20pt" style:font-weight-asian="normal" style:font-size-complex="20pt" style:font-weight-complex="normal"/>
    </style:style>
    <style:style style:name="T54" style:family="text">
      <style:text-properties style:use-window-font-color="true" style:font-name="DejaVu Sans Mono1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55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56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57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58" style:family="text">
      <style:text-properties fo:color="#bf1238" style:font-name="DejaVu Sans Mono1" fo:font-size="24pt" fo:text-shadow="none" fo:font-weight="normal" style:font-size-asian="24pt" style:font-weight-asian="normal" style:font-size-complex="24pt" style:font-weight-complex="normal"/>
    </style:style>
    <style:style style:name="T59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60" style:family="text">
      <style:text-properties fo:color="#bf1238" fo:font-size="24pt" fo:text-shadow="none" fo:font-weight="normal" style:font-size-asian="24pt" style:font-weight-asian="normal" style:font-size-complex="24pt" style:font-weight-complex="normal"/>
    </style:style>
    <style:style style:name="T61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62" style:family="text">
      <style:text-properties fo:color="#000000" style:font-name="DejaVu Sans Mono1" fo:font-size="18pt" fo:text-shadow="none" fo:font-weight="normal" style:font-size-asian="18pt" style:font-weight-asian="normal" style:font-size-complex="18pt" style:font-weight-complex="normal"/>
    </style:style>
    <style:style style:name="T63" style:family="text">
      <style:text-properties fo:color="#bf1238" style:font-name="DejaVu Sans Mono1" fo:font-size="18pt" fo:text-shadow="none" fo:font-weight="normal" style:font-size-asian="18pt" style:font-weight-asian="normal" style:font-size-complex="18pt" style:font-weight-complex="normal"/>
    </style:style>
    <style:style style:name="T64" style:family="text">
      <style:text-properties style:use-window-font-color="true" style:font-name="DejaVu Sans2" fo:font-size="24pt" fo:text-shadow="none" fo:font-weight="normal" style:font-size-asian="24pt" style:font-weight-asian="normal" style:font-size-complex="24pt" style:font-weight-complex="normal"/>
    </style:style>
    <style:style style:name="T65" style:family="text">
      <style:text-properties fo:color="#000000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2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66cm" svg:height="2.33cm" svg:x="18.36cm" svg:y="9.66cm">
          <text:p text:style-name="P4"><text:span text:style-name="T3">inetdoc.ne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6.01cm" svg:height="5cm" svg:x="0.33cm" svg:y="13.999cm">
          <text:p text:style-name="P4"><text:span text:style-name="T4">Philippe Latu / Université Toulouse 3 – Paul Sabatier</text:span></text:p>
          <text:p text:style-name="P4"><text:span text:style-name="T5">Document sous licence GNU FDL v1.3</text:span></text:p>
          <text:p text:style-name="P4"><text:span text:style-name="T5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3.66cm" svg:height="4.54cm" svg:x="0.94cm" svg:y="14.299cm">
          <draw:image xlink:href="Pictures/10001ACF000008FF00000B35C63490F8A4AB57F9.svg" xlink:type="simple" xlink:show="embed" xlink:actuate="onLoad">
            <text:p/>
          </draw:image>
          <draw:image xlink:href="Pictures/10000201000000570000006C086950E06686CAD0.png" xlink:type="simple" xlink:show="embed" xlink:actuate="onLoad"/>
        </draw:frame>
        <draw:frame draw:style-name="gr5" draw:text-style-name="P7" draw:layer="layout" svg:width="6.2cm" svg:height="1.81cm" svg:x="19.4cm" svg:y="14.199cm">
          <draw:image xlink:href="Pictures/10000201000003C90000011B0A20478C1BC2ED9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séance 4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3.33cm" svg:height="7.8cm" svg:x="0.66cm" svg:y="3.6cm">
          <text:list text:style-name="L2">
            <text:list-item>
              <text:p text:style-name="P14"><text:span text:style-name="T7">Séance 4 - Configuration du Système GNU/Linux</text:span></text:p>
              <text:list>
                <text:list-item>
                  <text:list>
                    <text:list-item>
                      <text:p text:style-name="P14"><text:span text:style-name="T8">Utiliser les ressources du shell Bash</text:span></text:p>
                    </text:list-item>
                    <text:list-item>
                      <text:p text:style-name="P14"><text:span text:style-name="T8">Identifier &amp; gérer les processus</text:span></text:p>
                    </text:list-item>
                    <text:list-item>
                      <text:p text:style-name="P14"><text:span text:style-name="T8">Gérer les permissions sur les fichiers et répertoires</text:span></text:p>
                    </text:list-item>
                    <text:list-item>
                      <text:p text:style-name="P14"><text:span text:style-name="T8">Compiler une application à partir de ses sourc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33.33cm" svg:height="6.2cm" svg:x="0.66cm" svg:y="11.8cm">
          <text:list text:style-name="L2">
            <text:list-item>
              <text:p text:style-name="P14"><text:span text:style-name="T7">Manipulations réalisables sur machines virtuelles</text:span></text:p>
              <text:list>
                <text:list-item>
                  <text:list>
                    <text:list-item>
                      <text:p text:style-name="P14"><text:span text:style-name="T8">Comparaison entre applications empaquetées avec configuration et applications compilées localement sans configura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3.33cm" svg:height="14.8cm" svg:x="0.66cm" svg:y="3.6cm">
          <text:list text:style-name="L2">
            <text:list-item>
              <text:p text:style-name="P14"><text:span text:style-name="T7">GNU BASH → Bourne-again Shell</text:span></text:p>
              <text:list>
                <text:list-item>
                  <text:list>
                    <text:list-item>
                      <text:p text:style-name="P14"><text:span text:style-name="T8">Interpréteur de commandes</text:span></text:p>
                      <text:list>
                        <text:list-item>
                          <text:list>
                            <text:list-item>
                              <text:p text:style-name="P14"><text:span text:style-name="T9">IEEE POSIX P1003.2/ISO 9945.2 Shell and Tools standar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Environnement de développement</text:span></text:p>
                      <text:list>
                        <text:list-item>
                          <text:list>
                            <text:list-item>
                              <text:p text:style-name="P14"><text:span text:style-name="T9">Fonctions et alias</text:span></text:p>
                            </text:list-item>
                            <text:list-item>
                              <text:p text:style-name="P14"><text:span text:style-name="T9">Arithmétique et tableaux</text:span></text:p>
                            </text:list-item>
                            <text:list-item>
                              <text:p text:style-name="P14"><text:span text:style-name="T9">Manipulations de chaînes de caractèr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Documentation shell Bash</text:span></text:p>
                      <text:list>
                        <text:list-item>
                          <text:list>
                            <text:list-item>
                              <text:p text:style-name="P14"><text:span text:style-name="T9">Manuel de référence</text:span></text:p>
                              <text:list>
                                <text:list-item>
                                  <text:p text:style-name="P14"><text:span text:style-name="T10">http://www.gnu.org/software/bash/manual/</text:span></text:p>
                                </text:list-item>
                              </text:list>
                            </text:list-item>
                            <text:list-item>
                              <text:p text:style-name="P14"><text:span text:style-name="T9">Advanced Bash Scripting</text:span></text:p>
                              <text:list>
                                <text:list-item>
                                  <text:p text:style-name="P14"><text:span text:style-name="T10">http://www.tldp.org/LDP/abs/html/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3.55cm" svg:height="5cm" svg:x="20.1cm" svg:y="8.6cm">
          <draw:image xlink:href="Pictures/1000000000000140000000786709C1D4AABBDA00.png" xlink:type="simple" xlink:show="embed" xlink:actuate="onLoad">
            <text:p/>
          </draw:image>
        </draw:frame>
        <draw:custom-shape draw:style-name="gr14" draw:text-style-name="P17" draw:layer="layout" svg:width="7.2cm" svg:height="2.9cm" svg:x="20.8cm" svg:y="14.9cm">
          <text:p text:style-name="P16"><text:span text:style-name="T11">$ man sh</text:span></text:p>
          <text:p text:style-name="P16"><text:span text:style-name="T11"/></text:p>
          <text:p text:style-name="P16"><text:span text:style-name="T11">$ hel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4.701cm" svg:height="1.801cm" svg:x="25.099cm" svg:y="14cm">
          <text:p text:style-name="P18"><text:span text:style-name="T12">Documentation syntaxe</text:span></text:p>
          <draw:enhanced-geometry svg:viewBox="0 0 21600 21600" draw:glue-points="10800 0 0 10800 10800 21600 21600 10800 ?f40 ?f41" draw:text-areas="0 0 21600 21600" draw:type="rectangular-callout" draw:modifiers="-3413.18587834964 17908.1021087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6.644cm" svg:height="1.801cm" svg:x="24.356cm" svg:y="16.2cm">
          <text:p text:style-name="P18"><text:span text:style-name="T12">Documentation commandes internes</text:span></text:p>
          <draw:enhanced-geometry svg:viewBox="0 0 21600 21600" draw:glue-points="10800 0 0 10800 10800 21600 21600 10800 ?f40 ?f41" draw:text-areas="0 0 21600 21600" draw:type="rectangular-callout" draw:modifiers="-2597.20090293454 10668.1465038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3.33cm" svg:height="14.3cm" svg:x="0.66cm" svg:y="3.7cm">
          <text:list text:style-name="L2">
            <text:list-item>
              <text:p text:style-name="P14"><text:span text:style-name="T7">Éditions et corrections en ligne de commande</text:span></text:p>
              <text:list>
                <text:list-item>
                  <text:p text:style-name="P14"><text:span text:style-name="T8">Synthèse des «styles» Emacs, vi, IOS et autres shells</text:span></text:p>
                </text:list-item>
                <text:list-item>
                  <text:p text:style-name="P14"><text:span text:style-name="T8">Touche tabulation → </text:span><text:span text:style-name="T13">auto completion</text:span></text:p>
                </text:list-item>
                <text:list-item>
                  <text:p text:style-name="P14"><text:span text:style-name="T8">Historique et rappel des commandes antérieures</text:span></text:p>
                  <text:list>
                    <text:list-item>
                      <text:list>
                        <text:list-item>
                          <text:p text:style-name="P14"><text:span text:style-name="T9">Commande </text:span><text:span text:style-name="T14">history</text:span></text:p>
                        </text:list-item>
                        <text:list-item>
                          <text:p text:style-name="P14"><text:span text:style-name="T9">Séquences de touches</text:span></text:p>
                          <text:list>
                            <text:list-item>
                              <text:list>
                                <text:list-item>
                                  <text:p text:style-name="P14"><text:span text:style-name="T10">Ctrl+R, Ctrl+A, Ctrl+E</text:span></text:p>
                                </text:list-item>
                                <text:list-item>
                                  <text:p text:style-name="P14"><text:span text:style-name="T10">Shift+PageUp, Shift+PageDown, flèches haut et ba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14"><text:span text:style-name="T8">Séquencement entre les opérations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<text:span text:style-name="T9">Tubes ou </text:span><text:span text:style-name="T15">pipes</text:span><text:span text:style-name="T9"> → |</text:span></text:p>
                        </text:list-item>
                        <text:list-item>
                          <text:p text:style-name="P14"><text:span text:style-name="T9">Enchaînements logiques → ; → &amp;&amp; → ||</text:span></text:p>
                        </text:list-item>
                        <text:list-item>
                          <text:p text:style-name="P14"><text:span text:style-name="T9">Commandes internes → jobs, suspen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3.33cm" svg:height="2.7cm" svg:x="0.66cm" svg:y="3.7cm">
          <text:list text:style-name="L2">
            <text:list-item>
              <text:p text:style-name="P14"><text:span text:style-name="T7">Exemple de script shell</text:span></text:p>
              <text:list>
                <text:list-item>
                  <text:list>
                    <text:list-item>
                      <text:p text:style-name="P14"><text:span text:style-name="T9">Nettoyage des bases de données du navigateur Mozilla Firefox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23.74cm" svg:height="12.2cm" svg:x="1.66cm" svg:y="6.6cm">
          <text:p text:style-name="P20"><text:span text:style-name="T16">#!/bin/bash</text:span></text:p>
          <text:p text:style-name="P20"><text:span text:style-name="T16"/></text:p>
          <text:p text:style-name="P20"><text:span text:style-name="T16">database_tool=sqlite3</text:span></text:p>
          <text:p text:style-name="P20"><text:span text:style-name="T16">command=$(which $database_tool)</text:span></text:p>
          <text:p text:style-name="P20"><text:span text:style-name="T16"/></text:p>
          <text:p text:style-name="P20"><text:span text:style-name="T16">if [ ! -x </text:span><text:span text:style-name="T17">"</text:span><text:span text:style-name="T16">$command</text:span><text:span text:style-name="T17">"</text:span><text:span text:style-name="T16"> ]; then</text:span></text:p>
          <text:p text:style-name="P20"><text:span text:style-name="T16"><text:s text:c="3"/></text:span><text:span text:style-name="T16">echo "ERREUR : le programme $command est introuvable"</text:span></text:p>
          <text:p text:style-name="P20"><text:span text:style-name="T16"><text:s text:c="3"/></text:span><text:span text:style-name="T16">exit 1</text:span></text:p>
          <text:p text:style-name="P20"><text:span text:style-name="T16">fi</text:span></text:p>
          <text:p text:style-name="P20"><text:span text:style-name="T16"/></text:p>
          <text:p text:style-name="P20"><text:span text:style-name="T16">if [ ! -z `pidof firefox-bin` ]; then</text:span></text:p>
          <text:p text:style-name="P20"><text:span text:style-name="T16"><text:s text:c="3"/></text:span><text:span text:style-name="T16">echo "ERREUR : le navigateur est en cours d'exécution"</text:span></text:p>
          <text:p text:style-name="P20"><text:span text:style-name="T16"><text:s text:c="3"/></text:span><text:span text:style-name="T16">exit 1</text:span></text:p>
          <text:p text:style-name="P20"><text:span text:style-name="T16">fi</text:span></text:p>
          <text:p text:style-name="P20"><text:span text:style-name="T16"/></text:p>
          <text:p text:style-name="P20"><text:span text:style-name="T16">for base in ~/.mozilla/firefox/*.default/*.sqlite; do</text:span></text:p>
          <text:p text:style-name="P20"><text:span text:style-name="T16"><text:s text:c="3"/></text:span><text:span text:style-name="T16">$command $base "VACUUM" &amp;&amp; echo "Base $(basename $base .sqlite) nettoyée."</text:span></text:p>
          <text:p text:style-name="P20"><text:span text:style-name="T16">done</text:span></text:p>
          <text:p text:style-name="P20"><text:span text:style-name="T16"/></text:p>
          <text:p text:style-name="P20"><text:span text:style-name="T16">exit 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8.844cm" svg:height="1cm" svg:x="7.656cm" svg:y="6.6cm">
          <text:p text:style-name="P18"><text:span text:style-name="T12">Affectation d'une variable</text:span></text:p>
          <draw:enhanced-geometry svg:viewBox="0 0 21600 21600" draw:glue-points="10800 0 0 10800 10800 21600 21600 10800 ?f40 ?f41" draw:text-areas="0 0 21600 21600" draw:type="rectangular-callout" draw:modifiers="2398.10062182024 36424.37562437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14.844cm" svg:height="1.001cm" svg:x="12cm" svg:y="8.999cm">
          <text:p text:style-name="P18"><text:span text:style-name="T12">Test sur la présence d'un programme exécutable </text:span></text:p>
          <draw:enhanced-geometry svg:viewBox="0 0 21600 21600" draw:glue-points="10800 0 0 10800 10800 21600 21600 10800 ?f40 ?f41" draw:text-areas="0 0 21600 21600" draw:type="rectangular-callout" draw:modifiers="-1657.28528123947 22850.2994011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12.2cm" svg:height="1.001cm" svg:x="14.8cm" svg:y="11.8cm">
          <text:p text:style-name="P18"><text:span text:style-name="T12">Test sur la présence d'un processus actif</text:span></text:p>
          <draw:enhanced-geometry svg:viewBox="0 0 21600 21600" draw:glue-points="10800 0 0 10800 10800 21600 21600 10800 ?f40 ?f41" draw:text-areas="0 0 21600 21600" draw:type="rectangular-callout" draw:modifiers="-2016.42488320629 22850.2994011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9.139cm" svg:height="1.601cm" svg:x="19.561cm" svg:y="14.4cm">
          <text:p text:style-name="P18"><text:span text:style-name="T12">Boucle de traitement des fichiers de bases de données</text:span></text:p>
          <draw:enhanced-geometry svg:viewBox="0 0 21600 21600" draw:glue-points="10800 0 0 10800 10800 21600 21600 10800 ?f40 ?f41" draw:text-areas="0 0 21600 21600" draw:type="rectangular-callout" draw:modifiers="-2722.45076586433 20993.25842696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33.33cm" svg:height="14.3cm" svg:x="0.66cm" svg:y="3.7cm">
          <text:list text:style-name="L2">
            <text:list-item>
              <text:p text:style-name="P14"><text:span text:style-name="T7">Applications</text:span></text:p>
              <text:list>
                <text:list-item>
                  <text:p text:style-name="P14"><text:span text:style-name="T9">Comment lister l'historique des commandes ?</text:span></text:p>
                </text:list-item>
                <text:list-item>
                  <text:p text:style-name="P14"><text:span text:style-name="T9">Quel est l'effet de la séquence de touche Ctrl+A ?</text:span></text:p>
                </text:list-item>
                <text:list-item>
                  <text:p text:style-name="P14"><text:span text:style-name="T9">Comment rappeler une commande dans l'historique ?</text:span></text:p>
                </text:list-item>
                <text:list-item>
                  <text:p text:style-name="P14"><text:span text:style-name="T9">Comment modifier le fichier ~/.bashrc pour afficher les fichiers et répertoires en couleur ?</text:span></text:p>
                </text:list-item>
                <text:list-item>
                  <text:p text:style-name="P14"><text:span text:style-name="T9">Quel est l'effet de la séquence de touche Ctrl+D ?</text:span></text:p>
                </text:list-item>
                <text:list-item>
                  <text:p text:style-name="P14"><text:span text:style-name="T9">Quelles sont les différences entre les commandes set et env ?</text:span></text:p>
                </text:list-item>
                <text:list-item>
                  <text:p text:style-name="P14"><text:span text:style-name="T9">Comment accéder à la documentation de chacune de ces commandes ?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rocessu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19.14cm" svg:height="15.1cm" svg:x="0.66cm" svg:y="3.7cm">
          <text:list text:style-name="L2">
            <text:list-item>
              <text:p text:style-name="P14"><text:span text:style-name="T7">Processus → programme en cours d'exécution</text:span></text:p>
              <text:list>
                <text:list-item>
                  <text:p text:style-name="P14"><text:span text:style-name="T8">Fonction Unix de base → partage des ressources du système entre différents programmes</text:span></text:p>
                </text:list-item>
                <text:list-item>
                  <text:p text:style-name="P14"><text:span text:style-name="T8">Ordonnanceur (</text:span><text:span text:style-name="T13">Scheduler</text:span><text:span text:style-name="T8">) → attribution des tranches de temps processeur en fonction du type de tâche</text:span></text:p>
                </text:list-item>
                <text:list-item>
                  <text:p text:style-name="P14"><text:span text:style-name="T8">Fonctions multi-tâches préemptives du noyau Linux</text:span></text:p>
                  <text:list>
                    <text:list-item>
                      <text:list>
                        <text:list-item>
                          <text:p text:style-name="P14"><text:span text:style-name="T9">Planification de l'exécution des processu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<text:span text:style-name="T9">Contrôle au début et à la fin de chaque tranche de temps processe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5.45cm" svg:height="9cm" svg:x="19.4cm" svg:y="4cm">
          <draw:image xlink:href="Pictures/10000200000001FF0000012A3A07A74870C833A1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rocessu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33.33cm" svg:height="15cm" svg:x="0.66cm" svg:y="3.6cm">
          <text:list text:style-name="L2">
            <text:list-item>
              <text:p text:style-name="P14"><text:span text:style-name="T7">Gestion des processus</text:span></text:p>
              <text:list>
                <text:list-item>
                  <text:list>
                    <text:list-item>
                      <text:p text:style-name="P14"><text:span text:style-name="T9">Qui est le propriétaire d'un processus ?</text:span></text:p>
                    </text:list-item>
                    <text:list-item>
                      <text:p text:style-name="P14"><text:span text:style-name="T9">Quelles sont les ressources utilisées par un processus ?</text:span></text:p>
                    </text:list-item>
                    <text:list-item>
                      <text:p text:style-name="P14"><text:span text:style-name="T9">Comment changer le niveau de priorité d'un processus ?</text:span></text:p>
                    </text:list-item>
                    <text:list-item>
                      <text:p text:style-name="P14"><text:span text:style-name="T9">Comment tuer un processus défectueux ?</text:span></text:p>
                    </text:list-item>
                  </text:list>
                </text:list-item>
                <text:list-item>
                  <text:p text:style-name="P14"><text:span text:style-name="T8">Commandes de gestion des processus</text:span></text:p>
                  <text:list>
                    <text:list-item>
                      <text:p text:style-name="P14"><text:span text:style-name="T9">Qui, quoi, combien</text:span></text:p>
                      <text:list>
                        <text:list-item>
                          <text:list>
                            <text:list-item>
                              <text:p text:style-name="P14"><text:span text:style-name="T10">ps, w, top, iotop, htop, surveillance système environnement graphiqu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9">Priorités</text:span></text:p>
                      <text:list>
                        <text:list-item>
                          <text:list>
                            <text:list-item>
                              <text:p text:style-name="P14"><text:span text:style-name="T10">nice, renice, ionic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9">Signalisation et arrêt</text:span></text:p>
                      <text:list>
                        <text:list-item>
                          <text:list>
                            <text:list-item>
                              <text:p text:style-name="P14"><text:span text:style-name="T10">kill, killal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9">Utilisation mémoire</text:span></text:p>
                      <text:list>
                        <text:list-item>
                          <text:list>
                            <text:list-item>
                              <text:p text:style-name="P14"><text:span text:style-name="T10">free, cat /proc/meminfo, vmsta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2cm" svg:height="3.33cm" svg:x="11.4cm" svg:y="13cm">
          <draw:image xlink:href="Pictures/10000000000004D9000000BF17DDBD5EF0EE5F0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rocessu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33.33cm" svg:height="14.9cm" svg:x="0.66cm" svg:y="3.7cm">
          <text:list text:style-name="L2">
            <text:list-item>
              <text:p text:style-name="P14"><text:span text:style-name="T7">Applications</text:span></text:p>
              <text:list>
                <text:list-item>
                  <text:p text:style-name="P14"><text:span text:style-name="T8">Commande </text:span><text:span text:style-name="T18">ps</text:span></text:p>
                  <text:list>
                    <text:list-item>
                      <text:p text:style-name="P14"><text:span text:style-name="T9">Comment visualiser les processus, les propriétaires et les terminaux ?</text:span></text:p>
                    </text:list-item>
                    <text:list-item>
                      <text:p text:style-name="P14"><text:span text:style-name="T9">Quelle est la signification de la commande ps faux ?</text:span></text:p>
                    </text:list-item>
                  </text:list>
                </text:list-item>
                <text:list-item>
                  <text:p text:style-name="P14"><text:span text:style-name="T8">Commandes </text:span><text:span text:style-name="T18">kill</text:span><text:span text:style-name="T8"> et </text:span><text:span text:style-name="T18">killall</text:span></text:p>
                  <text:list>
                    <text:list-item>
                      <text:p text:style-name="P14"><text:span text:style-name="T9">Quelle est la signification du terme signal ?</text:span></text:p>
                    </text:list-item>
                    <text:list-item>
                      <text:p text:style-name="P14"><text:span text:style-name="T9">Comment relancer un processus ?</text:span></text:p>
                    </text:list-item>
                    <text:list-item>
                      <text:p text:style-name="P14"><text:span text:style-name="T9">Comment tuer un processus «en force» ?</text:span></text:p>
                    </text:list-item>
                  </text:list>
                </text:list-item>
                <text:list-item>
                  <text:p text:style-name="P14"><text:span text:style-name="T8">Processus ou services inutiles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14"><text:span text:style-name="T9">Comment supprimer un service inutile de façon permanente ?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19">Comment caractériser le gain en occupation mémoire correspondant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33.33cm" svg:height="2.5cm" svg:x="0.66cm" svg:y="3.7cm">
          <text:list text:style-name="L2">
            <text:list-item>
              <text:p text:style-name="P14"><text:span text:style-name="T7">Un </text:span><text:span text:style-name="T20">masque</text:span><text:span text:style-name="T7"> de permissions pour tout fichier ou répertoire</text:span></text:p>
              <text:list>
                <text:list-item>
                  <text:p text:style-name="P14"><text:span text:style-name="T9">Exemple : commande </text:span><text:span text:style-name="T14">ls -lA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3" draw:layer="layout" svg:width="31.4cm" svg:height="5.6cm" svg:x="1.66cm" svg:y="6.4cm">
          <text:p text:style-name="P16"><text:span text:style-name="T21">$ ls -lA</text:span></text:p>
          <text:p><text:span text:style-name="T22">drwx------ <text:s/>2 <text:s/>etu etu <text:s text:c="3"/>4096 Jan <text:s/>1 00:04 <text:s/>mail</text:span></text:p>
          <text:p><text:span text:style-name="T22">drwxrwxr-x <text:s/>3 <text:s/>etu etu <text:s text:c="3"/>4096 Nov 18 09:54 <text:s/>public_html</text:span></text:p>
          <text:p><text:span text:style-name="T22">-rw-rw---- <text:s/>1 <text:s/>etu etu <text:s/>136430 Feb <text:s/>6 16:52 <text:s/>trash.file</text:span></text:p>
          <text:p><text:span text:style-name="T23"/></text:p>
          <text:p><text:span text:style-name="T23"/></text:p>
          <text:p><text:span text:style-name="T24">permissions <text:s/>owner group <text:s/>size <text:s/>date &amp; time <text:s/>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4" draw:layer="layout" svg:width="0.8cm" svg:height="1.4cm" svg:x="4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4" draw:layer="layout" svg:width="0.8cm" svg:height="1.4cm" svg:x="8.2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4" draw:layer="layout" svg:width="0.8cm" svg:height="1.4cm" svg:x="9.9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4" draw:layer="layout" svg:width="0.8cm" svg:height="1.4cm" svg:x="12.9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4" draw:layer="layout" svg:width="0.8cm" svg:height="1.4cm" svg:x="16.6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4" draw:layer="layout" svg:width="0.8cm" svg:height="1.4cm" svg:x="19.8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5" draw:layer="layout" svg:width="33.33cm" svg:height="2.5cm" svg:x="0.66cm" svg:y="12.3cm">
          <text:list text:style-name="L2">
            <text:list-item>
              <text:p text:style-name="P14"><text:span text:style-name="T25">Un utilisateur peut appartenir à plusieurs groupes</text:span></text:p>
              <text:list>
                <text:list-item>
                  <text:p text:style-name="P14"><text:span text:style-name="T9">Exemple : commande </text:span><text:span text:style-name="T14">id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3" draw:layer="layout" svg:width="31.4cm" svg:height="3.301cm" svg:x="1.66cm" svg:y="15.099cm">
          <text:p text:style-name="P16"><text:span text:style-name="T21">$ id</text:span></text:p>
          <text:p><text:span text:style-name="T22">uid=1000(etu) gid=1000(etu) groups=1000(etu),29(audio)</text:span></text:p>
          <text:p><text:span text:style-name="T23"/></text:p>
          <text:p><text:span text:style-name="T24"><text:s text:c="5"/></text:span><text:span text:style-name="T24">private uid &amp; gid <text:s text:c="21"/>public 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0.8cm" svg:height="0.9cm" svg:x="6.9cm" svg:y="16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4" draw:layer="layout" svg:width="0.8cm" svg:height="0.9cm" svg:x="21cm" svg:y="16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33.33cm" svg:height="7.7cm" svg:x="0.66cm" svg:y="3.5cm">
          <text:list text:style-name="L2">
            <text:list-item>
              <text:p text:style-name="P14"><text:span text:style-name="T7">Masque des permissions de base → 10 indicateurs</text:span></text:p>
              <text:list>
                <text:list-item>
                  <text:p text:style-name="P14"><text:span text:style-name="T8">Partant de la gauche</text:span></text:p>
                  <text:list>
                    <text:list-item>
                      <text:p text:style-name="P14"><text:span text:style-name="T9">Premier indicateur → nature de l'objet </text:span></text:p>
                      <text:list>
                        <text:list-item>
                          <text:p text:style-name="P14"><text:span text:style-name="T10">fichier, répertoire, périphérique ou socket Unix</text:span></text:p>
                        </text:list-item>
                      </text:list>
                    </text:list-item>
                    <text:list-item>
                      <text:p text:style-name="P14"><text:span text:style-name="T26">Autres indicateurs → droits</text:span></text:p>
                      <text:list>
                        <text:list-item>
                          <text:p text:style-name="P14"><text:span text:style-name="T27">lecture, écriture, exécution</text:span></text:p>
                        </text:list-item>
                        <text:list-item>
                          <text:p text:style-name="P14"><text:span text:style-name="T27">Propriétaire, groupe et autr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3" xml:id="id1" draw:id="id1" draw:layer="layout" svg:width="31.4cm" svg:height="5.8cm" svg:x="1.66cm" svg:y="12cm">
          <text:p text:style-name="P16"><text:span text:style-name="T28">d rwx rwx rwx</text:span></text:p>
          <text:p text:style-name="P16"><text:span text:style-name="T28"><text:s/></text:span></text:p>
          <text:p><text:span text:style-name="T22"><text:s text:c="15"/></text:span><text:span text:style-name="T22">Permissions for others</text:span></text:p>
          <text:p><text:span text:style-name="T22"><text:s text:c="15"/></text:span><text:span text:style-name="T22">Permissions for group</text:span></text:p>
          <text:p><text:span text:style-name="T22"><text:s text:c="15"/></text:span><text:span text:style-name="T22">Permissions for owner</text:span></text:p>
          <text:p><text:span text:style-name="T22"><text:s text:c="15"/></text:span><text:span text:style-name="T22">- → file | d → directory | l → symlink |</text:span></text:p>
          <text:p><text:span text:style-name="T22"><text:s text:c="15"/></text:span><text:span text:style-name="T22">b → block | c → character | s → sock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draw:connector draw:style-name="gr30" draw:text-style-name="P7" draw:layer="layout" draw:type="line" svg:x1="17.36cm" svg:y1="12cm" svg:x2="17.36cm" svg:y2="12cm" draw:start-shape="id1" draw:end-shape="id1" svg:d="M17360 12000z" svg:viewBox="0 0 1 1">
          <text:p/>
        </draw:connector>
        <draw:line draw:style-name="gr31" draw:text-style-name="P7" draw:layer="layout" svg:x1="6.6cm" svg:y1="14.4cm" svg:x2="7.8cm" svg:y2="14.4cm">
          <text:p/>
        </draw:line>
        <draw:line draw:style-name="gr31" draw:text-style-name="P7" draw:layer="layout" svg:x1="6.6cm" svg:y1="14.4cm" svg:x2="6.6cm" svg:y2="12.9cm">
          <text:p/>
        </draw:line>
        <draw:line draw:style-name="gr31" draw:text-style-name="P7" draw:layer="layout" svg:x1="5.2cm" svg:y1="15.1cm" svg:x2="7.8cm" svg:y2="15.1cm">
          <text:p/>
        </draw:line>
        <draw:line draw:style-name="gr31" draw:text-style-name="P7" draw:layer="layout" svg:x1="5.2cm" svg:y1="15.1cm" svg:x2="5.22cm" svg:y2="12.9cm">
          <text:p/>
        </draw:line>
        <draw:line draw:style-name="gr31" draw:text-style-name="P7" draw:layer="layout" svg:x1="3.652cm" svg:y1="15.8cm" svg:x2="3.652cm" svg:y2="12.9cm">
          <text:p/>
        </draw:line>
        <draw:line draw:style-name="gr31" draw:text-style-name="P7" draw:layer="layout" svg:x1="3.6cm" svg:y1="15.8cm" svg:x2="7.8cm" svg:y2="15.8cm">
          <text:p/>
        </draw:line>
        <draw:line draw:style-name="gr31" draw:text-style-name="P7" draw:layer="layout" svg:x1="2.51cm" svg:y1="16.6cm" svg:x2="7.82cm" svg:y2="16.624cm">
          <text:p/>
        </draw:line>
        <draw:line draw:style-name="gr31" draw:text-style-name="P7" draw:layer="layout" svg:x1="2.51cm" svg:y1="16.6cm" svg:x2="2.51cm" svg:y2="12.9cm">
          <text:p/>
        </draw:lin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33.33cm" svg:height="15.3cm" svg:x="0.66cm" svg:y="3.5cm">
          <text:list text:style-name="L2">
            <text:list-item>
              <text:p text:style-name="P14"><text:span text:style-name="T7">Édition du masque des permissions</text:span></text:p>
              <text:list>
                <text:list-item>
                  <text:p text:style-name="P14"><text:span text:style-name="T8">Commandes usuelles</text:span></text:p>
                  <text:list>
                    <text:list-item>
                      <text:list>
                        <text:list-item>
                          <text:p text:style-name="P14"><text:span text:style-name="T14">ls</text:span><text:span text:style-name="T9"> → visualisation</text:span></text:p>
                        </text:list-item>
                        <text:list-item>
                          <text:p text:style-name="P14"><text:span text:style-name="T14">chown</text:span><text:span text:style-name="T9">, </text:span><text:span text:style-name="T14">chgrp</text:span><text:span text:style-name="T9"> → changement de propriétaire ou de groupe</text:span></text:p>
                        </text:list-item>
                        <text:list-item>
                          <text:p text:style-name="P14"><text:span text:style-name="T14">chmod</text:span><text:span text:style-name="T9"> → changement de masque</text:span></text:p>
                        </text:list-item>
                        <text:list-item>
                          <text:p text:style-name="P14"><text:span text:style-name="T14">umask</text:span><text:span text:style-name="T9"> → masque utilisateur utilisé par défaut lors de la création d'objet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4"><text:span text:style-name="T8">Codage des permissions</text:span></text:p>
                  <text:list>
                    <text:list-item>
                      <text:list>
                        <text:list-item>
                          <text:p text:style-name="P14"><text:span text:style-name="T9">Notation littérale</text:span></text:p>
                          <text:list>
                            <text:list-item>
                              <text:p text:style-name="P16"><text:span text:style-name="T10">r → read → droit de lecture</text:span></text:p>
                            </text:list-item>
                            <text:list-item>
                              <text:p text:style-name="P16"><text:span text:style-name="T10">w → write → droit d'écriture</text:span></text:p>
                            </text:list-item>
                            <text:list-item>
                              <text:p text:style-name="P16"><text:span text:style-name="T10">x → execute → droit d'exécution</text:span></text:p>
                            </text:list-item>
                          </text:list>
                        </text:list-item>
                        <text:list-item>
                          <text:p text:style-name="P14"><text:span text:style-name="T9">Notation en octal</text:span></text:p>
                          <text:list>
                            <text:list-item>
                              <text:p text:style-name="P16"><text:span text:style-name="T10">r → 2</text:span><text:span text:style-name="T29">2</text:span><text:span text:style-name="T10"> → 4</text:span></text:p>
                            </text:list-item>
                            <text:list-item>
                              <text:p text:style-name="P16"><text:span text:style-name="T10">w → 2</text:span><text:span text:style-name="T29">1</text:span><text:span text:style-name="T10"> → 2</text:span></text:p>
                            </text:list-item>
                            <text:list-item>
                              <text:p text:style-name="P16"><text:span text:style-name="T10">x → 2</text:span><text:span text:style-name="T29">0</text:span><text:span text:style-name="T10"> → 1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draw:layer="layout" svg:width="18.8cm" svg:height="7.2cm" svg:x="15cm" svg:y="10.8cm">
          <text:p text:style-name="P25"><text:span text:style-name="T11">$ touch emptyfile</text:span></text:p>
          <text:p text:style-name="P25"><text:span text:style-name="T11">$ ls -l emptyfile</text:span></text:p>
          <text:p text:style-name="P25"><text:span text:style-name="T11">-rw- r-- r-- 1 etu etu 0 mai <text:s text:c="2"/>16 11:20 emptyfile</text:span></text:p>
          <text:p text:style-name="P25"><text:span text:style-name="T11"><text:s/></text:span><text:span text:style-name="T30">420 400 400</text:span></text:p>
          <text:p text:style-name="P25"><text:span text:style-name="T30"><text:s text:c="2"/></text:span><text:span text:style-name="T30">6 <text:s text:c="2"/>4 <text:s text:c="2"/>4 → 644</text:span></text:p>
          <text:p text:style-name="P25"><text:span text:style-name="T11">$ chmod +x emptyfile</text:span></text:p>
          <text:p text:style-name="P25"><text:span text:style-name="T11">-rwx r-x r-x 1 etu etu 0 mai <text:s text:c="2"/>16 11:20 emptyfile</text:span></text:p>
          <text:p text:style-name="P25"><text:span text:style-name="T11"><text:s/></text:span><text:span text:style-name="T30">421 401 401</text:span></text:p>
          <text:p text:style-name="P25"><text:span text:style-name="T30"><text:s text:c="2"/></text:span><text:span text:style-name="T30">7 <text:s text:c="2"/>5 <text:s text:c="2"/>5 → 755 → chmod +x = chmod 75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33.33cm" svg:height="14.9cm" svg:x="0.66cm" svg:y="3.7cm">
          <text:list text:style-name="L2">
            <text:list-item>
              <text:p text:style-name="P14"><text:span text:style-name="T7">Applications</text:span></text:p>
              <text:list>
                <text:list-item>
                  <text:p text:style-name="P14"><text:span text:style-name="T8">Commande </text:span><text:span text:style-name="T18">ls</text:span><text:span text:style-name="T31">, </text:span><text:span text:style-name="T32">d</text:span><text:span text:style-name="T33">onner un exemple de 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<text:span text:style-name="T34">programme exécutable</text:span></text:p>
                            </text:list-item>
                            <text:list-item>
                              <text:p text:style-name="P14"><text:span text:style-name="T34">lien symbolique</text:span></text:p>
                            </text:list-item>
                            <text:list-item>
                              <text:p text:style-name="P14"><text:span text:style-name="T34">périphérique en mode caractère</text:span></text:p>
                            </text:list-item>
                            <text:list-item>
                              <text:p text:style-name="P14"><text:span text:style-name="T34">périphérique en mode bloc</text:span></text:p>
                            </text:list-item>
                            <text:list-item>
                              <text:p text:style-name="P14"><text:span text:style-name="T34">socket Unix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"><text:span text:style-name="T35">Permissions sur les fichiers et répertoires</text:span></text:p>
                  <text:list>
                    <text:list-item>
                      <text:p text:style-name="P14"><text:span text:style-name="T9">Donner les valeurs numériques des masques d'un fichier de données et d'un programme</text:span></text:p>
                    </text:list-item>
                    <text:list-item>
                      <text:p text:style-name="P14"><text:span text:style-name="T9">Quel est l'effet de l'instruction </text:span><text:span text:style-name="T36">umask 027</text:span><text:span text:style-name="T9"> ?</text:span></text:p>
                    </text:list-item>
                  </text:list>
                </text:list-item>
                <text:list-item>
                  <text:p text:style-name="P14"><text:span text:style-name="T8">Shell script Bash «Hello, World!»</text:span></text:p>
                  <text:list>
                    <text:list-item>
                      <text:p text:style-name="P14"><text:span text:style-name="T9">Créer le fichier script </text:span><text:span text:style-name="T14">hello.sh</text:span><text:span text:style-name="T9"> et le rendre exécuta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draw:custom-shape draw:style-name="gr35" draw:text-style-name="P26" draw:layer="layout" svg:width="7.2cm" svg:height="2.9cm" svg:x="24.4cm" svg:y="14.8cm">
          <text:p text:style-name="P25"><text:span text:style-name="T11">#!/bin/bash</text:span></text:p>
          <text:p text:style-name="P25"><text:span text:style-name="T11"/></text:p>
          <text:p text:style-name="P25"><text:span text:style-name="T11">echo </text:span><text:span text:style-name="T37">"</text:span><text:span text:style-name="T11">Hello, World!</text:span><text:span text:style-name="T37">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33.33cm" svg:height="14.9cm" svg:x="0.66cm" svg:y="3.7cm">
          <text:list text:style-name="L2">
            <text:list-item>
              <text:p text:style-name="P14"><text:span text:style-name="T25">Masque étendu</text:span></text:p>
              <text:list>
                <text:list-item>
                  <text:list>
                    <text:list-item>
                      <text:p text:style-name="P14"><text:span text:style-name="T38">3 bits supplémentaires → extension des permissions</text:span></text:p>
                      <text:list>
                        <text:list-item>
                          <text:p><text:span text:style-name="T39">SUID</text:span><text:span text:style-name="T40"> : Set User ID bit</text:span></text:p>
                        </text:list-item>
                        <text:list-item>
                          <text:p><text:span text:style-name="T39">SGID</text:span><text:span text:style-name="T40"> : Set Group ID bit</text:span></text:p>
                        </text:list-item>
                        <text:list-item>
                          <text:p><text:span text:style-name="T40">directory </text:span><text:span text:style-name="T39">Sticky bit</text:span></text:p>
                        </text:list-item>
                      </text:list>
                    </text:list-item>
                    <text:list-item>
                      <text:p><text:span text:style-name="T38">Ces 3 bits prennent la place du bit d'exécution </text:span><text:span text:style-name="T41">x</text:span></text:p>
                    </text:list-item>
                    <text:list-item>
                      <text:p><text:span text:style-name="T38">Pour le propriétaire du fichier</text:span></text:p>
                      <text:list>
                        <text:list-item>
                          <text:p><text:span text:style-name="T39">s</text:span><text:span text:style-name="T40"> indique qu'il a aussi le droit d'exécution</text:span></text:p>
                        </text:list-item>
                        <text:list-item>
                          <text:p><text:span text:style-name="T39">S</text:span><text:span text:style-name="T40"> indique qu'il n'a pas le droit d'exécution</text:span></text:p>
                        </text:list-item>
                      </text:list>
                    </text:list-item>
                    <text:list-item>
                      <text:p><text:span text:style-name="T38">Pour le groupe du fichier</text:span></text:p>
                      <text:list>
                        <text:list-item>
                          <text:p><text:span text:style-name="T39">s</text:span><text:span text:style-name="T40"> indique qu'il a aussi le droit d'exécution</text:span></text:p>
                        </text:list-item>
                        <text:list-item>
                          <text:p><text:span text:style-name="T39">S</text:span><text:span text:style-name="T40"> indique qu'il n'a pas le droit d'exécution</text:span></text:p>
                        </text:list-item>
                      </text:list>
                    </text:list-item>
                    <text:list-item>
                      <text:p><text:span text:style-name="T38">Directory Sticky bit</text:span></text:p>
                      <text:list>
                        <text:list-item>
                          <text:p><text:span text:style-name="T40">Utile pour les répertoires partagés</text:span></text:p>
                        </text:list-item>
                        <text:list-item>
                          <text:p><text:span text:style-name="T40">Un utilisateur ne peut effacer que les fichiers qu'il a créé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33.33cm" svg:height="14.9cm" svg:x="0.66cm" svg:y="3.7cm">
          <text:list text:style-name="L3">
            <text:list-item>
              <text:p text:style-name="P14"><text:span text:style-name="T7"><text:s/></text:span><text:span text:style-name="T7">Applications</text:span></text:p>
              <text:list>
                <text:list-item>
                  <text:p text:style-name="P14"><text:span text:style-name="T42">Quel est le rôle du masque étendu pour les objets suivants ?</text:span></text:p>
                </text:list-item>
              </text:list>
            </text:list-item>
          </text:list>
          <text:p text:style-name="P28"><text:span text:style-name="T40"><text:tab/></text:span><text:span text:style-name="T40"><text:tab/></text:span><text:span text:style-name="T40">/usr/bin/passwd et /tmp</text:span></text:p>
          <text:list text:continue-numbering="true" text:style-name="L3">
            <text:list-item>
              <text:list>
                <text:list-item>
                  <text:p text:style-name="P28"><text:span text:style-name="T42">Comment configurer un environnement de développement Web ?</text:span></text:p>
                  <text:list>
                    <text:list-item>
                      <text:list>
                        <text:list-item>
                          <text:p text:style-name="P28"><text:span text:style-name="T40">Installer le paquet </text:span><text:span text:style-name="T39">task-web-server</text:span></text:p>
                        </text:list-item>
                        <text:list-item>
                          <text:p text:style-name="P28"><text:span text:style-name="T40">Fixer la valeur du masque utilisateur à </text:span><text:span text:style-name="T43">027</text:span></text:p>
                        </text:list-item>
                        <text:list-item>
                          <text:p text:style-name="P28"><text:span text:style-name="T40">Créer le répertoire </text:span><text:span text:style-name="T44">/var/www/newhtml</text:span><text:span text:style-name="T40"> avec le masque </text:span><text:span text:style-name="T44">rwxr-s---</text:span><text:span text:style-name="T44"><text:line-break/></text:span><text:span text:style-name="T45">L’utilisateur propriétaire doit être</text:span><text:span text:style-name="T39"> </text:span><text:span text:style-name="T44">etu</text:span><text:span text:style-name="T39"> </text:span><text:span text:style-name="T40">et le groupe propriétaire</text:span><text:span text:style-name="T39"> </text:span><text:span text:style-name="T44">www-data</text:span><text:span text:style-name="T39"> </text:span></text:p>
                        </text:list-item>
                        <text:list-item>
                          <text:p text:style-name="P28"><text:span text:style-name="T40">Créer un fichier </text:span><text:span text:style-name="T44">index.html</text:span><text:span text:style-name="T40"> dans ce nouveau répertoire</text:span></text:p>
                        </text:list-item>
                        <text:list-item>
                          <text:p text:style-name="P28"><text:span text:style-name="T40">Ajouter une entrée </text:span><text:span text:style-name="T44">newsite</text:span><text:span text:style-name="T40"> dans /etc/hosts avec l’adresse </text:span><text:span text:style-name="T44">127.0.0.2</text:span></text:p>
                        </text:list-item>
                        <text:list-item>
                          <text:p text:style-name="P28"><text:span text:style-name="T40">Copier le fichier </text:span><text:span text:style-name="T46">/etc/apache2/sites-available/000-default.conf</text:span><text:span text:style-name="T40"> en </text:span><text:span text:style-name="T44">newsite.conf</text:span></text:p>
                        </text:list-item>
                        <text:list-item>
                          <text:p text:style-name="P28"><text:span text:style-name="T40">Activer le nouveau site avec la commande </text:span><text:span text:style-name="T47">a2ensite</text:span></text:p>
                          <text:p text:style-name="P28"><text:span text:style-name="T40">Recharger la configuration du service</text:span></text:p>
                        </text:list-item>
                        <text:list-item>
                          <text:p text:style-name="P28"><text:span text:style-name="T40">Tester l’ouverture de la page Web et retrouver les traces dans les journaux du service Web</text:span></text:p>
                        </text:list-item>
                      </text:list>
                    </text:list-item>
                  </text:list>
                  <text:p text:style-name="P28"><text:span text:style-name="T42"/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5" draw:layer="layout" svg:width="33.33cm" svg:height="13.7cm" svg:x="0.66cm" svg:y="3.6cm">
          <text:list text:style-name="L2">
            <text:list-item>
              <text:p text:style-name="P14"><text:span text:style-name="T48">Compilation d'un logiciel libre</text:span></text:p>
              <text:list>
                <text:list-item>
                  <text:list>
                    <text:list-item>
                      <text:p text:style-name="P14"><text:span text:style-name="T49">3 étapes classiques → ./configure ; make ; make install</text:span></text:p>
                    </text:list-item>
                    <text:list-item>
                      <text:p text:style-name="P14"><text:span text:style-name="T50">Téléchargement &amp; décompression des sources</text:span></text:p>
                      <text:list>
                        <text:list-item>
                          <text:list>
                            <text:list-item>
                              <text:p text:style-name="P14"><text:span text:style-name="T51">Commande </text:span><text:span text:style-name="T52">tar </text:span><text:span text:style-name="T53">→ </text:span><text:span text:style-name="T54">tape archive</text:span></text:p>
                            </text:list-item>
                            <text:list-item>
                              <text:p text:style-name="P14"><text:span text:style-name="T51">Commandes gzip ou bzip2 → outils de décompress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50">Étape ./configure</text:span></text:p>
                      <text:list>
                        <text:list-item>
                          <text:list>
                            <text:list-item>
                              <text:p text:style-name="P14"><text:span text:style-name="T51">Garantit la portabilité du logiciel</text:span></text:p>
                            </text:list-item>
                            <text:list-item>
                              <text:p text:style-name="P14"><text:span text:style-name="T51">Détermine les caractéristiques du système cible</text:span></text:p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55">Chaîne de développement, architectures, outil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4"><text:span text:style-name="T51">Vérifie la présence des bibliothèques nécessaires</text:span></text:p>
                            </text:list-item>
                            <text:list-item>
                              <text:p text:style-name="P14"><text:span text:style-name="T51">Génère les </text:span><text:span text:style-name="T56">Makefil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33.33cm" svg:height="13.7cm" svg:x="0.66cm" svg:y="3.6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49">Étape make</text:span></text:p>
                      <text:list>
                        <text:list-item>
                          <text:list>
                            <text:list-item>
                              <text:p text:style-name="P14"><text:span text:style-name="T57">Compilation des modules du logiciel</text:span></text:p>
                            </text:list-item>
                            <text:list-item>
                              <text:p text:style-name="P14"><text:span text:style-name="T57">Correspondance entre bibliothèques et programm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50">Étape make install</text:span></text:p>
                      <text:list>
                        <text:list-item>
                          <text:list>
                            <text:list-item>
                              <text:p text:style-name="P14"><text:span text:style-name="T51">Copie des fichiers de l'arborescence de développement vers l'arborescence système</text:span></text:p>
                            </text:list-item>
                            <text:list-item>
                              <text:p text:style-name="P14"><text:span text:style-name="T51">Exécutables, bibliothèques, pages de manue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50">Distinction entre </text:span><text:span text:style-name="T58">/usr</text:span><text:span text:style-name="T50"> et </text:span><text:span text:style-name="T58">/usr/local</text:span></text:p>
                      <text:list>
                        <text:list-item>
                          <text:list>
                            <text:list-item>
                              <text:p text:style-name="P14"><text:span text:style-name="T52">/usr</text:span><text:span text:style-name="T51"> → fichiers et répertoires fournis par les paquets</text:span></text:p>
                            </text:list-item>
                            <text:list-item>
                              <text:p text:style-name="P14"><text:span text:style-name="T52">/usr/local</text:span><text:span text:style-name="T51"> → fichiers et répertoires compilés localement</text:span></text:p>
                            </text:list-item>
                            <text:list-item>
                              <text:p text:style-name="P14"><text:span text:style-name="T52">/usr/local/src</text:span><text:span text:style-name="T51"> → fichiers et répertoires de l'arborescence de développement</text:span></text:p>
                            </text:list-item>
                            <text:list-item>
                              <text:p text:style-name="P14"><text:span text:style-name="T52">/usr/local/bin</text:span><text:span text:style-name="T51"> → figure dans la variable $PATH de l'utilisateu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33.33cm" svg:height="13.7cm" svg:x="0.66cm" svg:y="3.6cm">
          <text:list text:style-name="L2">
            <text:list-item>
              <text:p text:style-name="P14"><text:span text:style-name="T59">Exemple : analyseur réseau wireshark</text:span></text:p>
              <text:list>
                <text:list-item>
                  <text:list>
                    <text:list-item>
                      <text:p text:style-name="P14"><text:span text:style-name="T49">Télécharger les sources depuis </text:span><text:span text:style-name="T60"><text:a xlink:href="http://www.wireshark.org/" xlink:type="simple">http://www.wireshark.org</text:a></text:span></text:p>
                    </text:list-item>
                    <text:list-item>
                      <text:p text:style-name="P14"><text:span text:style-name="T49">Créer l'arborescence de développement</text:span></text:p>
                      <text:list>
                        <text:list-item>
                          <text:list>
                            <text:list-item>
                              <text:p text:style-name="P14"><text:span text:style-name="T57">Décompresser l'archive dans le répertoire </text:span><text:span text:style-name="T52">/usr/local/src</text:span></text:p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61">Quels sont les droits nécessaires à l'utilisation du répertoire </text:span><text:span text:style-name="T62">/usr/local/src</text:span><text:span text:style-name="T61"> ?</text:span></text:p>
                                    </text:list-item>
                                    <text:list-item>
                                      <text:p text:style-name="P14"><text:span text:style-name="T61">Quelles sont les options de la commande </text:span><text:span text:style-name="T63">tar</text:span><text:span text:style-name="T61"> à utiliser ?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50">Consulter les fichiers d'aide à l'installation</text:span></text:p>
                      <text:list>
                        <text:list-item>
                          <text:list>
                            <text:list-item>
                              <text:p text:style-name="P14"><text:span text:style-name="T42">README, README.linux, INSTALL, INSTALL.configur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50">Identifier les bibliothèques nécessaires à la compilation</text:span></text:p>
                      <text:list>
                        <text:list-item>
                          <text:list>
                            <text:list-item>
                              <text:p text:style-name="P14"><text:span text:style-name="T51">Utiliser les informations données par la commande </text:span><text:span text:style-name="T52">./configure --help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33.33cm" svg:height="13.7cm" svg:x="0.66cm" svg:y="3.6cm">
          <text:list text:style-name="L2">
            <text:list-item>
              <text:p text:style-name="P14"><text:span text:style-name="T59">Recherche et installation des paquets de bibliothèques</text:span></text:p>
              <text:list>
                <text:list-item>
                  <text:list>
                    <text:list-item>
                      <text:p text:style-name="P14"><text:span text:style-name="T49">Identifier le rôle des bibliothèques gtk et pcap</text:span></text:p>
                    </text:list-item>
                    <text:list-item>
                      <text:p text:style-name="P14"><text:span text:style-name="T50">Installer les paquets de développement correspondants</text:span></text:p>
                      <text:list>
                        <text:list-item>
                          <text:list>
                            <text:list-item>
                              <text:p text:style-name="P14"><text:span text:style-name="T50">Rechercher les paquets ayant pour nom</text:span></text:p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53">libgtk.*dev</text:span></text:p>
                                    </text:list-item>
                                    <text:list-item>
                                      <text:p text:style-name="P14"><text:span text:style-name="T53">libpcap.*dev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4"><text:span text:style-name="T64">Installer les deux paquets et reprendre l'étape configure</text:span></text:p>
                            </text:list-item>
                            <text:list-item>
                              <text:p text:style-name="P14"><text:span text:style-name="T64">Visualiser le bilan de l'étape configu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59">Compilation des sources avec la commande make</text:span></text:p>
              <text:list>
                <text:list-item>
                  <text:list>
                    <text:list-item>
                      <text:p text:style-name="P14"><text:span text:style-name="T49">Rechercher l'option -j dans les pages de manuel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33.33cm" svg:height="13.7cm" svg:x="0.66cm" svg:y="3.6cm">
          <text:list text:style-name="L2">
            <text:list-item>
              <text:p text:style-name="P14"><text:span text:style-name="T59">Test de l'application dans l'arborescence de développement</text:span></text:p>
              <text:list>
                <text:list-item>
                  <text:list>
                    <text:list-item>
                      <text:p text:style-name="P14"><text:span text:style-name="T49">Exécuter wireshark depuis le répertoire courant</text:span></text:p>
                      <text:list>
                        <text:list-item>
                          <text:list>
                            <text:list-item>
                              <text:p text:style-name="P14"><text:span text:style-name="T57">Contrôler les droits d'utilisation de l'écran le niveau utilisateu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59">Installation avec la commande make install</text:span></text:p>
              <text:list>
                <text:list-item>
                  <text:list>
                    <text:list-item>
                      <text:p text:style-name="P14"><text:span text:style-name="T49">Installation dans l'arborescence /usr/local</text:span></text:p>
                    </text:list-item>
                    <text:list-item>
                      <text:p text:style-name="P14"><text:span text:style-name="T49">Repérer les chemins des bibliothèques</text:span></text:p>
                    </text:list-item>
                    <text:list-item>
                      <text:p text:style-name="P14"><text:span text:style-name="T49">Repérer les chemins des pages de manuel</text:span></text:p>
                    </text:list-item>
                    <text:list-item>
                      <text:p text:style-name="P14"><text:span text:style-name="T49">Reprendre le test d'exécution de l'application</text:span></text:p>
                    </text:list-item>
                    <text:list-item>
                      <text:p text:style-name="P14"><text:span text:style-name="T49">Exécuter la commande 'ldconfig'</text:span></text:p>
                      <text:list>
                        <text:list-item>
                          <text:list>
                            <text:list-item>
                              <text:p text:style-name="P14"><text:span text:style-name="T57">Parcours de l'arborescence des bibliothèques local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draw:custom-shape draw:style-name="gr4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Bilan séance 4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5" draw:layer="layout" svg:width="33.33cm" svg:height="14.8cm" svg:x="0.66cm" svg:y="3.6cm">
          <text:list text:style-name="L2">
            <text:list-item>
              <text:p text:style-name="P14"><text:span text:style-name="T7">Shell Bash</text:span></text:p>
              <text:list>
                <text:list-item>
                  <text:list>
                    <text:list-item>
                      <text:p text:style-name="P14"><text:span text:style-name="T50">Interpréteur de commandes aux fonctions étendues</text:span></text:p>
                    </text:list-item>
                    <text:list-item>
                      <text:p text:style-name="P14"><text:span text:style-name="T50">Interface de base de l'administration système → contexte infrastructure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59">Processus</text:span></text:p>
              <text:list>
                <text:list-item>
                  <text:list>
                    <text:list-item>
                      <text:p text:style-name="P14"><text:span text:style-name="T50">Tout programme en cours d'exécution a l'«identité» de son propriétaire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48">Droits sur le système de fichiers</text:span></text:p>
              <text:list>
                <text:list-item>
                  <text:list>
                    <text:list-item>
                      <text:p text:style-name="P14"><text:span text:style-name="T50">Principes de gestion des droits Unix</text:span></text:p>
                    </text:list-item>
                    <text:list-item>
                      <text:p text:style-name="P14"><text:span text:style-name="T50">Compromis efficacité/simplicité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48">Compilation d'une application à partir de ses sources</text:span></text:p>
              <text:list>
                <text:list-item>
                  <text:list>
                    <text:list-item>
                      <text:p text:style-name="P14"><text:span text:style-name="T50">À éviter ! Les paquets sont là pour nous aider</text:span></text:p>
                    </text:list-item>
                    <text:list-item>
                      <text:p text:style-name="P14"><text:span text:style-name="T50">Connaissances des dépendances et des outils de développemen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draw:custom-shape draw:style-name="gr4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33.33cm" svg:height="14.4cm" svg:x="0.66cm" svg:y="3.6cm">
          <text:list text:style-name="L2">
            <text:list-item>
              <text:list>
                <text:list-item>
                  <text:p text:style-name="P14"><text:span text:style-name="T7">Beaucoup mieux que la compilation à partir des sources</text:span></text:p>
                  <text:list>
                    <text:list-item>
                      <text:p text:style-name="P14"><text:span text:style-name="T8">Debian Packaging Tutorial</text:span></text:p>
                      <text:list>
                        <text:list-item>
                          <text:p text:style-name="P14"><text:span text:style-name="T9">Comment construire un paquet</text:span></text:p>
                        </text:list-item>
                        <text:list-item>
                          <text:p text:style-name="P14"><text:span text:style-name="T65">http://www.debian.org/doc/manuals/packaging-tutorial/packaging-tutorial.en.pdf</text:span></text:p>
                        </text:list-item>
                      </text:list>
                    </text:list-item>
                    <text:list-item>
                      <text:p text:style-name="P14"><text:span text:style-name="T8">Debian Handbook – chapter 15</text:span></text:p>
                      <text:list>
                        <text:list-item>
                          <text:p text:style-name="P14"><text:span text:style-name="T9">Creating a Debian Package</text:span></text:p>
                        </text:list-item>
                        <text:list-item>
                          <text:p text:style-name="P14"><text:span text:style-name="T65">http://static.debian-handbook.info/browse/stable/debian-packaging.htm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4"><text:span text:style-name="T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5.274cm" svg:height="5.274cm" svg:x="27.326cm" svg:y="5.826cm">
          <draw:image xlink:href="Pictures/100000000000010E0000010EE04EBF89C50983F5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family-generic="swiss"/>
    <style:font-face style:name="Noto Mono" svg:font-family="'Noto Mono'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1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office:forms form:automatic-focus="false" form:apply-design-mode="false"/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8-01-31T10:28:55.957538898</dc:date>
    <meta:editing-duration>P4DT5H56M43S</meta:editing-duration>
    <meta:editing-cycles>352</meta:editing-cycles>
    <meta:generator>LibreOffice/5.4.4.2$Linux_X86_64 LibreOffice_project/40m0$Build-2</meta:generator>
    <dc:creator>Philippe Latu</dc:creator>
    <meta:document-statistic meta:object-count="255"/>
  </office:meta>
</office:document-meta>
</file>